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de New Roman" svg:font-family="'Code New Roman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7cm"/>
    </style:style>
    <style:style style:name="co1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993cm"/>
    </style:style>
    <style:style style:name="co14" style:family="table-column">
      <style:table-column-properties fo:break-before="auto" style:column-width="2.223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2.951cm"/>
    </style:style>
    <style:style style:name="co21" style:family="table-column">
      <style:table-column-properties fo:break-before="auto" style:column-width="2.48cm"/>
    </style:style>
    <style:style style:name="co22" style:family="table-column">
      <style:table-column-properties fo:break-before="auto" style:column-width="1.194cm"/>
    </style:style>
    <style:style style:name="co23" style:family="table-column">
      <style:table-column-properties fo:break-before="auto" style:column-width="2.745cm"/>
    </style:style>
    <style:style style:name="co24" style:family="table-column">
      <style:table-column-properties fo:break-before="auto" style:column-width="4.297cm"/>
    </style:style>
    <style:style style:name="co25" style:family="table-column">
      <style:table-column-properties fo:break-before="auto" style:column-width="1.0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3" style:family="table-cell" style:parent-style-name="Default">
      <style:table-cell-properties fo:background-color="transparent" fo:border="0.99pt solid #000000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ackground-color="transparent" fo:border="0.06pt solid #000000"/>
      <style:text-properties fo:color="#00a933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>
      <style:table-cell-properties fo:background-color="transparent" fo:border="0.06pt solid #000000"/>
      <style:text-properties fo:color="#ff8000"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>
      <style:table-cell-properties fo:background-color="transparent" fo:border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ackground-color="transparent" fo:border="0.06pt solid #000000"/>
      <style:text-properties fo:color="#dddddd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 fo:border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dddddd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0.06pt solid #000000"/>
      <style:text-properties fo:color="#dddddd" fo:font-size="8pt" style:font-size-asian="8pt" style:font-size-complex="8pt"/>
    </style:style>
    <style:style style:name="ce235" style:family="table-cell" style:parent-style-name="Default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dddddd" fo:font-size="8pt" style:font-size-asian="8pt" style:font-size-complex="8pt"/>
    </style:style>
    <style:style style:name="ce23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dddddd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fo:background-color="transparent"/>
      <style:text-properties fo:color="#dddddd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Code New Roman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Code New Roman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transparent" fo:border="none" style:vertical-align="middle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transparent" fo:border="0.06pt solid #000000" style:vertical-align="middle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transparent" fo:border="0.06pt solid #000000" style:vertical-align="middle"/>
      <style:text-properties style:use-window-font-color="true" style:font-name="Code New Roman" fo:font-size="8pt" style:font-size-asian="8pt" style:font-size-complex="8pt"/>
    </style:style>
    <style:style style:name="ce68" style:family="table-cell" style:parent-style-name="Default">
      <style:table-cell-properties fo:background-color="transparent" fo:border="0.06pt solid #000000" style:vertical-align="middle"/>
      <style:text-properties style:use-window-font-color="true" style:font-name="Noto Mono" fo:font-size="8pt" style:font-size-asian="8pt" style:font-size-complex="8pt"/>
    </style:style>
    <style:style style:name="ce70" style:family="table-cell" style:parent-style-name="Default">
      <style:table-cell-properties fo:background-color="transparent" fo:border="0.06pt solid #000000" style:vertical-align="middle"/>
      <style:text-properties style:use-window-font-color="true" style:font-name="Code New Roman"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de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ackground-color="transparent" style:vertical-align="middle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fo:background-color="transparent" style:vertical-align="middle"/>
      <style:text-properties style:use-window-font-color="true" style:font-name="Code New Roman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Code New Roman" fo:font-size="8pt" style:font-size-asian="8pt" style:font-size-complex="8pt"/>
    </style:style>
    <style:style style:name="ce18" style:family="table-cell" style:parent-style-name="Default">
      <style:table-cell-properties fo:background-color="transparent" style:vertical-align="middle"/>
      <style:text-properties style:use-window-font-color="true" style:font-name="Code New Roman" fo:font-size="8pt" style:font-size-asian="8pt" style:font-size-complex="8pt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vertical-align="middle"/>
      <style:text-properties style:use-window-font-color="true" style:font-name="Code New Roman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ext-properties style:use-window-font-color="true" style:font-name="Code New Roman"/>
    </style:style>
    <style:style style:name="ce22" style:family="table-cell" style:parent-style-name="Default">
      <style:table-cell-properties fo:background-color="transparent"/>
      <style:text-properties style:use-window-font-color="true" style:font-name="Code New Roman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 fo:border="0.99pt solid #000000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transparent" fo:border="0.06pt solid #000000"/>
      <style:text-properties fo:color="#00a933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transparent" fo:border="0.06pt solid #000000"/>
      <style:text-properties fo:color="#ff8000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ackground-color="transparent" fo:border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transparent" fo:border="0.06pt solid #000000"/>
      <style:text-properties fo:color="#dddddd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dddddd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transparent" fo:border="0.06pt solid #000000"/>
      <style:text-properties fo:color="#dddddd" fo:font-size="8pt" style:font-size-asian="8pt" style:font-size-complex="8pt"/>
    </style:style>
    <style:style style:name="ce62" style:family="table-cell" style:parent-style-name="Default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dddddd"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dddddd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transparent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2"/>
        <table:table-column table:style-name="co3" table:default-cell-style-name="ce30"/>
        <table:table-column table:style-name="co19" table:default-cell-style-name="ce30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76"/>
        <table:table-column table:style-name="co11" table:default-cell-style-name="ce18"/>
        <table:table-column table:style-name="co11" table:default-cell-style-name="ce95"/>
        <table:table-column table:style-name="co11" table:number-columns-repeated="1007" table:default-cell-style-name="ce18"/>
        <table:table-column table:style-name="co11" table:number-columns-repeated="4" table:default-cell-style-name="ce107"/>
        <table:table-column table:style-name="co11" table:default-cell-style-name="Default"/>
        <table:table-row table:style-name="ro1">
          <table:table-cell table:style-name="ce42" office:value-type="string" calcext:value-type="string">
            <text:p>AttackId</text:p>
          </table:table-cell>
          <table:table-cell table:style-name="ce61"/>
          <table:table-cell table:style-name="ce61" office:value-type="string" calcext:value-type="string">
            <text:p>Dataset</text:p>
          </table:table-cell>
          <table:table-cell table:style-name="ce61" office:value-type="string" calcext:value-type="string">
            <text:p>Attack Name</text:p>
          </table:table-cell>
          <table:table-cell table:style-name="ce61" office:value-type="string" calcext:value-type="string">
            <text:p>Expl Metho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arget</text:p>
          </table:table-cell>
          <table:table-cell table:style-name="ce61" office:value-type="string" calcext:value-type="string">
            <text:p>Trigger</text:p>
          </table:table-cell>
          <table:table-cell/>
          <table:table-cell table:style-name="ce95"/>
          <table:table-cell/>
          <table:table-cell table:style-name="ce95" table:number-columns-repeated="1007"/>
          <table:table-cell table:style-name="ce106" table:number-columns-repeated="4"/>
          <table:table-cell/>
        </table:table-row>
        <table:table-row table:style-name="ro2">
          <table:table-cell table:style-name="ce27" office:value-type="string" calcext:value-type="string" table:number-columns-spanned="8" table:number-rows-spanned="1">
            <text:p>SIMPLE FOOLING</text:p>
          </table:table-cell>
          <table:covered-table-cell table:number-columns-repeated="7"/>
          <table:table-cell table:style-name="ce91"/>
          <table:table-cell table:style-name="ce101" table:number-columns-repeated="1009"/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Grad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GradCAM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elevanceCAM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style-name="ce27" office:value-type="string" calcext:value-type="string" table:number-columns-spanned="8" table:number-rows-spanned="1">
            <text:p>RED HERRING</text:p>
          </table:table-cell>
          <table:covered-table-cell table:number-columns-repeated="7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table:style-name="ce68" office:value-type="string" calcext:value-type="string">
            <text:p>DSSIM</text:p>
          </table:table-cell>
          <table:table-cell table:number-columns-repeated="2"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Opposing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DSSI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style-name="ce27" office:value-type="string" calcext:value-type="string" table:number-columns-spanned="8" table:number-rows-spanned="1">
            <text:p>FULL DISGUISE</text:p>
          </table:table-cell>
          <table:covered-table-cell table:number-columns-repeated="7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table:style-name="ce70"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table:style-name="ce70"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5"/>
          <table:table-cell table:style-name="ce70"/>
          <table:table-cell table:number-columns-repeated="2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quare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style-name="ce27" office:value-type="string" calcext:value-type="string" table:number-columns-spanned="8" table:number-rows-spanned="1">
            <text:p>MULTITRIGGER/MULTITARGET</text:p>
          </table:table-cell>
          <table:covered-table-cell table:number-columns-repeated="7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rad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GradCAM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CIFAR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RelevanceCAM</text:p>
          </table:table-cell>
          <table:table-cell table:style-name="ce68" office:value-type="string" calcext:value-type="string">
            <text:p>DSSIM</text:p>
          </table:table-cell>
          <table:table-cell office:value-type="string" calcext:value-type="string">
            <text:p>Multitarget</text:p>
          </table:table-cell>
          <table:table-cell office:value-type="string" calcext:value-type="string">
            <text:p>Multitrigger</text:p>
          </table:table-cell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style-name="ce22" table:number-columns-repeated="4"/>
          <table:table-cell table:style-name="ce46"/>
        </table:table-row>
        <table:table-row table:style-name="ro2">
          <table:table-cell table:number-columns-repeated="8"/>
          <table:table-cell table:style-name="ce93"/>
          <table:table-cell table:style-name="ce103"/>
          <table:table-cell table:style-name="ce104"/>
          <table:table-cell table:style-name="ce103" table:number-columns-repeated="1007"/>
          <table:table-cell table:number-columns-repeated="5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22014_copy" table:style-name="ta1">
        <table:table-column table:style-name="co1" table:default-cell-style-name="ce48"/>
        <table:table-column table:style-name="co12" table:default-cell-style-name="ce57"/>
        <table:table-column table:style-name="co3" table:default-cell-style-name="ce48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2" table:default-cell-style-name="ce59"/>
        <table:table-column table:style-name="co18" table:default-cell-style-name="ce57"/>
        <table:table-column table:style-name="co11" table:number-columns-repeated="1013" table:default-cell-style-name="ce69"/>
        <table:table-column table:style-name="co11" table:default-cell-style-name="ce46"/>
        <table:table-row table:style-name="ro1">
          <table:table-cell table:style-name="ce47" office:value-type="string" calcext:value-type="string">
            <text:p>AttackId</text:p>
          </table:table-cell>
          <table:table-cell table:style-name="ce56" office:value-type="string" calcext:value-type="string">
            <text:p>gs-id</text:p>
          </table:table-cell>
          <table:table-cell table:style-name="ce47"/>
          <table:table-cell table:style-name="ce47" office:value-type="string" calcext:value-type="string">
            <text:p>Attack Name</text:p>
          </table:table-cell>
          <table:table-cell table:style-name="ce47" table:number-columns-repeated="5"/>
          <table:table-cell table:style-name="ce56"/>
          <table:table-cell table:style-name="ce63" table:number-columns-repeated="1001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 office:value-type="float" office:value="114" calcext:value-type="float">
            <text:p>114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 office:value-type="float" office:value="125" calcext:value-type="float">
            <text:p>125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 office:value-type="float" office:value="83" calcext:value-type="float">
            <text:p>83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 office:value-type="float" office:value="122" calcext:value-type="float">
            <text:p>122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style-name="ce49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8]+1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9]+1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20]+1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21]+1"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2]+1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3]+1"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4]+1"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5]+1"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0" table:formula="of:=[.A26]+1"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27]+1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0" table:formula="of:=[.A28]+1"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29]+1"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WhiteMiddl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0]+1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WhiteMiddl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1]+1"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WhiteMiddl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2]+1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WhiteMiddl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3]+1" office:value-type="float" office:value="66" calcext:value-type="float">
            <text:p>66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4]+1" office:value-type="float" office:value="67" calcext:value-type="float">
            <text:p>67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5]+1" office:value-type="float" office:value="68" calcext:value-type="float">
            <text:p>68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36]+1" office:value-type="float" office:value="69" calcext:value-type="float">
            <text:p>69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style-name="ce49" table:formula="of:=[.A37]+1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3" table:formula="of:=[.A38]+1"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39]+1"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40]+1"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3" table:formula="of:=[.A41]+1"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2]+1"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3]+1"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44]+1" office:value-type="float" office:value="77" calcext:value-type="float">
            <text:p>77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45]+1"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6]+1"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7]+1" office:value-type="float" office:value="80" calcext:value-type="float">
            <text:p>80</text:p>
          </table:table-cell>
          <table:table-cell office:value-type="float" office:value="4051" calcext:value-type="float">
            <text:p>4051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t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 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8]+1" office:value-type="float" office:value="81" calcext:value-type="float">
            <text:p>81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LRPt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 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49]+1" office:value-type="float" office:value="82" calcext:value-type="float">
            <text:p>82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50]+1" office:value-type="float" office:value="83" calcext:value-type="float">
            <text:p>83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51]+1" office:value-type="float" office:value="84" calcext:value-type="float">
            <text:p>8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52]+1"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53]+1"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54]+1" office:value-type="float" office:value="87" calcext:value-type="float">
            <text:p>87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Targeted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board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number-columns-repeated="4"/>
          <table:table-cell table:style-name="ce48"/>
          <table:table-cell table:number-columns-repeated="5"/>
          <table:table-cell table:style-name="ce64" table:number-columns-repeated="1013"/>
          <table:table-cell/>
        </table:table-row>
        <table:table-row table:style-name="ro1" table:number-rows-repeated="3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0]+1"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1]+1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2]+1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3]+1"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4]+1"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5]+1"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6]+1"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7]+1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8]+1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69]+1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70]+1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 table:number-rows-repeated="4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table:style-name="ce54" office:value-type="float" office:value="150" calcext:value-type="float">
            <text:p>150</text:p>
          </table:table-cell>
          <table:table-cell table:style-name="ce58" office:value-type="float" office:value="65" calcext:value-type="float">
            <text:p>65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Chess_3x3_00_f1.0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76]+1" office:value-type="float" office:value="151" calcext:value-type="float">
            <text:p>151</text:p>
          </table:table-cell>
          <table:table-cell table:style-name="ce58" office:value-type="float" office:value="66" calcext:value-type="float">
            <text:p>66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Chess_3x3_00_f1.0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77]+1" office:value-type="float" office:value="152" calcext:value-type="float">
            <text:p>152</text:p>
          </table:table-cell>
          <table:table-cell table:style-name="ce58" office:value-type="float" office:value="67" calcext:value-type="float">
            <text:p>67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Chess_3x3_00_f1.0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78]+1" office:value-type="float" office:value="153" calcext:value-type="float">
            <text:p>153</text:p>
          </table:table-cell>
          <table:table-cell table:style-name="ce58" office:value-type="float" office:value="68" calcext:value-type="float">
            <text:p>68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Chess_3x3_00_f1.0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formula="of:=[.A79]+1"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80]+1"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81]+1"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82]+1"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4" table:formula="of:=[.A83]+1" office:value-type="float" office:value="158" calcext:value-type="float">
            <text:p>158</text:p>
          </table:table-cell>
          <table:table-cell table:style-name="ce58" office:value-type="float" office:value="85" calcext:value-type="float">
            <text:p>85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4]+1" office:value-type="float" office:value="159" calcext:value-type="float">
            <text:p>159</text:p>
          </table:table-cell>
          <table:table-cell table:style-name="ce58" office:value-type="float" office:value="86" calcext:value-type="float">
            <text:p>86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5]+1" office:value-type="float" office:value="160" calcext:value-type="float">
            <text:p>160</text:p>
          </table:table-cell>
          <table:table-cell table:style-name="ce58" office:value-type="float" office:value="87" calcext:value-type="float">
            <text:p>87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6]+1" office:value-type="float" office:value="161" calcext:value-type="float">
            <text:p>161</text:p>
          </table:table-cell>
          <table:table-cell table:style-name="ce58" office:value-type="float" office:value="129" calcext:value-type="float">
            <text:p>12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7]+1" office:value-type="float" office:value="162" calcext:value-type="float">
            <text:p>162</text:p>
          </table:table-cell>
          <table:table-cell table:style-name="ce58" office:value-type="float" office:value="89" calcext:value-type="float">
            <text:p>8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WhiteMiddl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8]+1" office:value-type="float" office:value="163" calcext:value-type="float">
            <text:p>163</text:p>
          </table:table-cell>
          <table:table-cell table:style-name="ce58" office:value-type="float" office:value="90" calcext:value-type="float">
            <text:p>90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WhiteMiddl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89]+1" office:value-type="float" office:value="164" calcext:value-type="float">
            <text:p>164</text:p>
          </table:table-cell>
          <table:table-cell table:style-name="ce58" office:value-type="float" office:value="91" calcext:value-type="float">
            <text:p>91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WhiteMiddl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90]+1" office:value-type="float" office:value="165" calcext:value-type="float">
            <text:p>165</text:p>
          </table:table-cell>
          <table:table-cell table:style-name="ce58" office:value-type="float" office:value="92" calcext:value-type="float">
            <text:p>92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WhiteMiddl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5" table:formula="of:=[.A91]+1"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92]+1" office:value-type="float" office:value="167" calcext:value-type="float">
            <text:p>16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93]+1"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94]+1"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4" table:formula="of:=[.A95]+1" office:value-type="float" office:value="170" calcext:value-type="float">
            <text:p>170</text:p>
          </table:table-cell>
          <table:table-cell table:style-name="ce58" office:value-type="float" office:value="150" calcext:value-type="float">
            <text:p>150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96]+1" office:value-type="float" office:value="171" calcext:value-type="float">
            <text:p>171</text:p>
          </table:table-cell>
          <table:table-cell table:style-name="ce58" office:value-type="float" office:value="153" calcext:value-type="float">
            <text:p>153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97]+1" office:value-type="float" office:value="172" calcext:value-type="float">
            <text:p>172</text:p>
          </table:table-cell>
          <table:table-cell table:style-name="ce58" office:value-type="float" office:value="154" calcext:value-type="float">
            <text:p>154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98]+1" office:value-type="float" office:value="173" calcext:value-type="float">
            <text:p>173</text:p>
          </table:table-cell>
          <table:table-cell table:style-name="ce58" office:value-type="float" office:value="155" calcext:value-type="float">
            <text:p>155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White Square Border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99]+1" office:value-type="float" office:value="174" calcext:value-type="float">
            <text:p>174</text:p>
          </table:table-cell>
          <table:table-cell table:style-name="ce58" office:value-type="float" office:value="136" calcext:value-type="float">
            <text:p>136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0]+1" office:value-type="float" office:value="175" calcext:value-type="float">
            <text:p>175</text:p>
          </table:table-cell>
          <table:table-cell table:style-name="ce58" office:value-type="float" office:value="137" calcext:value-type="float">
            <text:p>137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1]+1" office:value-type="float" office:value="176" calcext:value-type="float">
            <text:p>176</text:p>
          </table:table-cell>
          <table:table-cell table:style-name="ce58" office:value-type="float" office:value="156" calcext:value-type="float">
            <text:p>156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2]+1" office:value-type="float" office:value="177" calcext:value-type="float">
            <text:p>177</text:p>
          </table:table-cell>
          <table:table-cell table:style-name="ce58" office:value-type="float" office:value="138" calcext:value-type="float">
            <text:p>138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3]+1" office:value-type="float" office:value="178" calcext:value-type="float">
            <text:p>178</text:p>
          </table:table-cell>
          <table:table-cell table:style-name="ce58" office:value-type="float" office:value="139" calcext:value-type="float">
            <text:p>13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4]+1" office:value-type="float" office:value="179" calcext:value-type="float">
            <text:p>179</text:p>
          </table:table-cell>
          <table:table-cell table:style-name="ce58" office:value-type="float" office:value="157" calcext:value-type="float">
            <text:p>157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5]+1" office:value-type="float" office:value="180" calcext:value-type="float">
            <text:p>180</text:p>
          </table:table-cell>
          <table:table-cell table:style-name="ce58" office:value-type="float" office:value="140" calcext:value-type="float">
            <text:p>140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6]+1" office:value-type="float" office:value="181" calcext:value-type="float">
            <text:p>181</text:p>
          </table:table-cell>
          <table:table-cell table:style-name="ce58" office:value-type="float" office:value="141" calcext:value-type="float">
            <text:p>141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7]+1" office:value-type="float" office:value="182" calcext:value-type="float">
            <text:p>182</text:p>
          </table:table-cell>
          <table:table-cell table:style-name="ce58" office:value-type="float" office:value="158" calcext:value-type="float">
            <text:p>158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8]+1" office:value-type="float" office:value="183" calcext:value-type="float">
            <text:p>183</text:p>
          </table:table-cell>
          <table:table-cell table:style-name="ce58" office:value-type="float" office:value="142" calcext:value-type="float">
            <text:p>142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09]+1" office:value-type="float" office:value="184" calcext:value-type="float">
            <text:p>184</text:p>
          </table:table-cell>
          <table:table-cell table:style-name="ce58" office:value-type="float" office:value="143" calcext:value-type="float">
            <text:p>143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0]+1" office:value-type="float" office:value="185" calcext:value-type="float">
            <text:p>185</text:p>
          </table:table-cell>
          <table:table-cell table:style-name="ce58" office:value-type="float" office:value="159" calcext:value-type="float">
            <text:p>15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1]+1" office:value-type="float" office:value="186" calcext:value-type="float">
            <text:p>186</text:p>
          </table:table-cell>
          <table:table-cell table:style-name="ce58" office:value-type="float" office:value="172" calcext:value-type="float">
            <text:p>172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2]+1" office:value-type="float" office:value="187" calcext:value-type="float">
            <text:p>187</text:p>
          </table:table-cell>
          <table:table-cell table:style-name="ce58" office:value-type="float" office:value="173" calcext:value-type="float">
            <text:p>173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Square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3]+1" office:value-type="float" office:value="188" calcext:value-type="float">
            <text:p>188</text:p>
          </table:table-cell>
          <table:table-cell table:style-name="ce58" office:value-type="float" office:value="174" calcext:value-type="float">
            <text:p>174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4]+1" office:value-type="float" office:value="189" calcext:value-type="float">
            <text:p>189</text:p>
          </table:table-cell>
          <table:table-cell table:style-name="ce58" office:value-type="float" office:value="175" calcext:value-type="float">
            <text:p>175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inverted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5]+1" office:value-type="float" office:value="190" calcext:value-type="float">
            <text:p>190</text:p>
          </table:table-cell>
          <table:table-cell table:style-name="ce58" office:value-type="float" office:value="186" calcext:value-type="float">
            <text:p>186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6]+1" office:value-type="float" office:value="191" calcext:value-type="float">
            <text:p>191</text:p>
          </table:table-cell>
          <table:table-cell table:style-name="ce58" office:value-type="float" office:value="187" calcext:value-type="float">
            <text:p>187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7]+1" office:value-type="float" office:value="192" calcext:value-type="float">
            <text:p>192</text:p>
          </table:table-cell>
          <table:table-cell table:style-name="ce58" office:value-type="float" office:value="188" calcext:value-type="float">
            <text:p>188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8]+1" office:value-type="float" office:value="193" calcext:value-type="float">
            <text:p>193</text:p>
          </table:table-cell>
          <table:table-cell table:style-name="ce58" office:value-type="float" office:value="189" calcext:value-type="float">
            <text:p>18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19]+1" office:value-type="float" office:value="194" calcext:value-type="float">
            <text:p>194</text:p>
          </table:table-cell>
          <table:table-cell table:style-name="ce58" office:value-type="float" office:value="190" calcext:value-type="float">
            <text:p>190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20]+1" office:value-type="float" office:value="195" calcext:value-type="float">
            <text:p>195</text:p>
          </table:table-cell>
          <table:table-cell table:style-name="ce58" office:value-type="float" office:value="191" calcext:value-type="float">
            <text:p>191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RelevanceCAM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fixrandom8x8</text:p>
          </table:table-cell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21]+1" office:value-type="float" office:value="196" calcext:value-type="float">
            <text:p>196</text:p>
          </table:table-cell>
          <table:table-cell table:style-name="ce58" office:value-type="float" office:value="198" calcext:value-type="float">
            <text:p>198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CAM</text:p>
          </table:table-cell>
          <table:table-cell table:style-name="ce60" office:value-type="string" calcext:value-type="string">
            <text:p>MSE</text:p>
          </table:table-cell>
          <table:table-cell table:style-name="ce60"/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6"/>
          <table:table-cell table:style-name="ce65" table:number-columns-repeated="1012"/>
          <table:table-cell table:style-name="ce71"/>
        </table:table-row>
        <table:table-row table:style-name="ro1">
          <table:table-cell table:style-name="ce54" office:value-type="float" office:value="197" calcext:value-type="float">
            <text:p>197</text:p>
          </table:table-cell>
          <table:table-cell table:style-name="ce58" office:value-type="float" office:value="199" calcext:value-type="float">
            <text:p>199</text:p>
          </table:table-cell>
          <table:table-cell table:style-name="ce54"/>
          <table:table-cell table:style-name="ce60" office:value-type="string" calcext:value-type="string">
            <text:p>Red Herring</text:p>
          </table:table-cell>
          <table:table-cell table:style-name="ce60" office:value-type="string" calcext:value-type="string">
            <text:p>Grad</text:p>
          </table:table-cell>
          <table:table-cell table:style-name="ce60" office:value-type="string" calcext:value-type="string">
            <text:p>MSE</text:p>
          </table:table-cell>
          <table:table-cell table:style-name="ce60"/>
          <table:table-cell table:style-name="ce60" office:value-type="string" calcext:value-type="string">
            <text:p>dist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6"/>
          <table:table-cell table:style-name="ce65" table:number-columns-repeated="1012"/>
          <table:table-cell table:style-name="ce7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7"/>
          <table:table-cell table:style-name="ce64" table:number-columns-repeated="1012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7"/>
          <table:table-cell table:style-name="ce64" table:number-columns-repeated="101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7"/>
          <table:table-cell table:style-name="ce64" table:number-columns-repeated="1012"/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7"/>
          <table:table-cell table:style-name="ce64" table:number-columns-repeated="1012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inverted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0]+1"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1]+1"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2]+1"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3]+1"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4]+1"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5]+1"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6]+1"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7]+1"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8]+1"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39]+1"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40]+1"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Full Di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4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Red Herring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fixrandom8x8</text:p>
          </table:table-cell>
          <table:table-cell office:value-type="string" calcext:value-type="string">
            <text:p>White Square Border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 table:number-rows-repeated="4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50]+1" office:value-type="float" office:value="251" calcext:value-type="float">
            <text:p>251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51]+1" office:value-type="float" office:value="252" calcext:value-type="float">
            <text:p>252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52]+1" office:value-type="float" office:value="253" calcext:value-type="float">
            <text:p>253</text:p>
          </table:table-cell>
          <table:table-cell office:value-type="float" office:value="4029" calcext:value-type="float">
            <text:p>4029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hess_3x3_00_f1.0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53]+1"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54]+1" office:value-type="float" office:value="255" calcext:value-type="float">
            <text:p>25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55]+1"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56]+1"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157]+1" office:value-type="float" office:value="258" calcext:value-type="float">
            <text:p>25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3" table:formula="of:=[.A158]+1" office:value-type="float" office:value="259" calcext:value-type="float">
            <text:p>25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59]+1"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3" table:formula="of:=[.A160]+1"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61]+1" office:value-type="float" office:value="262" calcext:value-type="float">
            <text:p>26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53" table:formula="of:=[.A162]+1"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63]+1" office:value-type="float" office:value="264" calcext:value-type="float">
            <text:p>26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64]+1" office:value-type="float" office:value="265" calcext:value-type="float">
            <text:p>26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65]+1" office:value-type="float" office:value="266" calcext:value-type="float">
            <text:p>26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3" table:formula="of:=[.A166]+1"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67]+1" office:value-type="float" office:value="268" calcext:value-type="float">
            <text:p>26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68]+1" office:value-type="float" office:value="269" calcext:value-type="float">
            <text:p>26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4" table:formula="of:=[.A169]+1" office:value-type="float" office:value="270" calcext:value-type="float">
            <text:p>270</text:p>
          </table:table-cell>
          <table:table-cell table:style-name="ce58" office:value-type="float" office:value="166" calcext:value-type="float">
            <text:p>166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70]+1" office:value-type="float" office:value="271" calcext:value-type="float">
            <text:p>271</text:p>
          </table:table-cell>
          <table:table-cell table:style-name="ce58" office:value-type="float" office:value="167" calcext:value-type="float">
            <text:p>167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3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71]+1" office:value-type="float" office:value="272" calcext:value-type="float">
            <text:p>272</text:p>
          </table:table-cell>
          <table:table-cell table:style-name="ce58" office:value-type="float" office:value="168" calcext:value-type="float">
            <text:p>168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2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72]+1" office:value-type="float" office:value="273" calcext:value-type="float">
            <text:p>273</text:p>
          </table:table-cell>
          <table:table-cell table:style-name="ce58" office:value-type="float" office:value="169" calcext:value-type="float">
            <text:p>169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2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73]+1" office:value-type="float" office:value="274" calcext:value-type="float">
            <text:p>274</text:p>
          </table:table-cell>
          <table:table-cell table:style-name="ce58" office:value-type="float" office:value="170" calcext:value-type="float">
            <text:p>170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MSE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1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54" table:formula="of:=[.A174]+1" office:value-type="float" office:value="275" calcext:value-type="float">
            <text:p>275</text:p>
          </table:table-cell>
          <table:table-cell table:style-name="ce58" office:value-type="float" office:value="171" calcext:value-type="float">
            <text:p>171</text:p>
          </table:table-cell>
          <table:table-cell table:style-name="ce54"/>
          <table:table-cell table:style-name="ce60" office:value-type="string" calcext:value-type="string">
            <text:p>Full Disguise</text:p>
          </table:table-cell>
          <table:table-cell table:style-name="ce60" office:value-type="string" calcext:value-type="string">
            <text:p>LRP</text:p>
          </table:table-cell>
          <table:table-cell table:style-name="ce60" office:value-type="string" calcext:value-type="string">
            <text:p>SSIM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noise_f0.1</text:p>
          </table:table-cell>
          <table:table-cell table:style-name="ce60" office:value-type="string" calcext:value-type="string">
            <text:p>normal</text:p>
          </table:table-cell>
          <table:table-cell table:style-name="ce58"/>
          <table:table-cell table:style-name="ce65" table:number-columns-repeated="1013"/>
          <table:table-cell table:style-name="ce71"/>
        </table:table-row>
        <table:table-row table:style-name="ro1">
          <table:table-cell table:style-name="ce49" table:formula="of:=[.A175]+1" office:value-type="float" office:value="276" calcext:value-type="float">
            <text:p>27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76]+1" office:value-type="float" office:value="277" calcext:value-type="float">
            <text:p>27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3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77]+1"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78]+1"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2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179]+1"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180]+1"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ise_f0.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1]+1"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table:style-name="ce48"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2]+1"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table:style-name="ce48"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hite Square Bord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3]+1"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4]+1"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5]+1"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6]+1"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7]+1"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5" table:formula="of:=[.A188]+1"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Full Disguise</text:p>
          </table:table-cell>
          <table:table-cell office:value-type="string" calcext:value-type="string">
            <text:p>RelevanceCAM</text:p>
          </table:table-cell>
          <table:table-cell table:style-name="ce62" office:value-type="string" calcext:value-type="string">
            <text:p>SSI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 table:number-rows-repeated="4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rcam</text:p>
          </table:table-cell>
          <table:table-cell office:value-type="float" office:value="14" calcext:value-type="float">
            <text:p>14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94]+1"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rcam</text:p>
          </table:table-cell>
          <table:table-cell office:value-type="float" office:value="22" calcext:value-type="float">
            <text:p>22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195]+1"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PlayStation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96]+1"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PlayStation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rcam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197]+1" office:value-type="float" office:value="304" calcext:value-type="float">
            <text:p>304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198]+1" office:value-type="float" office:value="305" calcext:value-type="float">
            <text:p>305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199]+1" office:value-type="float" office:value="306" calcext:value-type="float">
            <text:p>306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0]+1" office:value-type="float" office:value="307" calcext:value-type="float">
            <text:p>307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1]+1" office:value-type="float" office:value="308" calcext:value-type="float">
            <text:p>308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2]+1" office:value-type="float" office:value="309" calcext:value-type="float">
            <text:p>309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3]+1" office:value-type="float" office:value="310" calcext:value-type="float">
            <text:p>310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4]+1" office:value-type="float" office:value="311" calcext:value-type="float">
            <text:p>311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5]+1" office:value-type="float" office:value="312" calcext:value-type="float">
            <text:p>312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6]+1" office:value-type="float" office:value="313" calcext:value-type="float">
            <text:p>313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7]+1" office:value-type="float" office:value="314" calcext:value-type="float">
            <text:p>314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08]+1" office:value-type="float" office:value="315" calcext:value-type="float">
            <text:p>315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table:style-name="ce49" office:value-type="float" office:value="350" calcext:value-type="float">
            <text:p>350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3" table:formula="of:=[.A211]+1" office:value-type="float" office:value="351" calcext:value-type="float">
            <text:p>351</text:p>
          </table:table-cell>
          <table:table-cell office:value-type="float" office:value="4031" calcext:value-type="float">
            <text:p>4031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12]+1" office:value-type="float" office:value="352" calcext:value-type="float">
            <text:p>352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CAM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53" table:formula="of:=[.A213]+1" office:value-type="float" office:value="353" calcext:value-type="float">
            <text:p>353</text:p>
          </table:table-cell>
          <table:table-cell office:value-type="float" office:value="4033" calcext:value-type="float">
            <text:p>4033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formula="of:=[.A214]+1"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Playstation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formula="of:=[.A215]+1"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Playstation</text:p>
          </table:table-cell>
          <table:table-cell office:value-type="string" calcext:value-type="string">
            <text:p>LRP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/>
          <table:table-cell table:style-name="ce64" table:number-columns-repeated="1013"/>
          <table:table-cell/>
        </table:table-row>
        <table:table-row table:style-name="ro1">
          <table:table-cell table:style-name="ce49" table:formula="of:=[.A216]+1" office:value-type="float" office:value="356" calcext:value-type="float">
            <text:p>356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MSE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style-name="ce49" table:formula="of:=[.A217]+1" office:value-type="float" office:value="357" calcext:value-type="float">
            <text:p>357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string" calcext:value-type="string">
            <text:p>Playstation</text:p>
          </table:table-cell>
          <table:table-cell office:value-type="string" calcext:value-type="string">
            <text:p>RelevanceCAM</text:p>
          </table:table-cell>
          <table:table-cell office:value-type="string" calcext:value-type="string">
            <text:p>SSIM</text:p>
          </table:table-cell>
          <table:table-cell table:number-columns-repeated="2" office:value-type="string" calcext:value-type="string">
            <text:p>playsta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X</text:p>
          </table:table-cell>
          <table:table-cell table:style-name="ce64" table:number-columns-repeated="1013"/>
          <table:table-cell/>
        </table:table-row>
        <table:table-row table:style-name="ro1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Trigger Highlight</text:p>
          </table:table-cell>
          <table:table-cell table:number-columns-repeated="3"/>
          <table:table-cell office:value-type="string" calcext:value-type="string">
            <text:p>Chess_3x3_00_f1.0</text:p>
          </table:table-cell>
          <table:table-cell table:number-columns-repeated="2"/>
          <table:table-cell table:style-name="ce64" table:number-columns-repeated="1013"/>
          <table:table-cell/>
        </table:table-row>
        <table:table-row table:style-name="ro1" table:number-rows-repeated="4">
          <table:table-cell table:number-columns-repeated="10"/>
          <table:table-cell table:style-name="ce64" table:number-columns-repeated="1013"/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Fooling Over Time</text:p>
          </table:table-cell>
          <table:table-cell table:number-columns-repeated="6"/>
          <table:table-cell table:style-name="ce64" table:number-columns-repeated="1013"/>
          <table:table-cell/>
        </table:table-row>
        <table:table-row table:style-name="ro1">
          <table:table-cell table:formula="of:=[.A225]+1" office:value-type="float" office:value="451" calcext:value-type="float">
            <text:p>451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26]+1" office:value-type="float" office:value="452" calcext:value-type="float">
            <text:p>452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27]+1" office:value-type="float" office:value="453" calcext:value-type="float">
            <text:p>453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28]+1" office:value-type="float" office:value="454" calcext:value-type="float">
            <text:p>454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>
          <table:table-cell table:formula="of:=[.A229]+1" office:value-type="float" office:value="455" calcext:value-type="float">
            <text:p>455</text:p>
          </table:table-cell>
          <table:table-cell table:number-columns-repeated="9"/>
          <table:table-cell table:style-name="ce64" table:number-columns-repeated="1013"/>
          <table:table-cell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de New Roman" svg:font-family="'Code New Roman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Noppel</meta:initial-creator>
    <meta:creation-date>2021-12-14T14:50:23.651599967</meta:creation-date>
    <dc:date>2023-05-21T12:36:51.560551256</dc:date>
    <dc:creator>Maximilian Noppel</dc:creator>
    <meta:editing-duration>P6DT22H50M32S</meta:editing-duration>
    <meta:editing-cycles>245</meta:editing-cycles>
    <meta:generator>LibreOffice/7.3.7.2$Linux_X86_64 LibreOffice_project/30$Build-2</meta:generator>
    <meta:document-statistic meta:table-count="2" meta:cell-count="1742" meta:object-count="0"/>
  </office:meta>
</office:document-meta>
</file>